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Helvetica, Tahoma, sans-serif"/>
    <style:font-face style:name="Verdana" svg:font-family="Verdana, Arial, Helvetica, sans-serif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0ae4" officeooo:paragraph-rsid="00070ae4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070ae4" officeooo:paragraph-rsid="00070ae4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070ae4" officeooo:paragraph-rsid="00070ae4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0070ae4" officeooo:paragraph-rsid="00070ae4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83261" officeooo:paragraph-rsid="00087405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070ae4" officeooo:paragraph-rsid="00070ae4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070ae4" officeooo:paragraph-rsid="000e1a24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e1a24" officeooo:paragraph-rsid="000e1a24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097502" officeooo:paragraph-rsid="00070ae4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70ae4"/>
    </style:style>
    <style:style style:name="P11" style:family="paragraph" style:parent-style-name="Standard">
      <style:paragraph-properties fo:text-align="start" style:justify-single-word="false"/>
      <style:text-properties officeooo:paragraph-rsid="00087405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087405" officeooo:paragraph-rsid="00087405" style:font-style-asian="italic" style:font-weight-asian="normal" style:font-style-complex="italic" style:font-weight-complex="normal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 fo:hyphenate="false" loext:hyphenation-no-caps="false"/>
    </style:style>
    <style:style style:name="P14" style:family="paragraph"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style="normal" style:text-underline-style="none" fo:font-weight="normal" officeooo:rsid="000949b9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e1a24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070ae4" style:font-style-asian="normal" style:font-style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070ae4" style:font-style-asian="italic" style:font-weight-asian="bold" style:font-style-complex="italic" style:font-weight-complex="bold"/>
    </style:style>
    <style:style style:name="T6" style:family="text">
      <style:text-properties style:text-underline-style="none"/>
    </style:style>
    <style:style style:name="T7" style:family="text">
      <style:text-properties officeooo:rsid="000cd85a"/>
    </style:style>
    <style:style style:name="T8" style:family="text">
      <style:text-properties fo:font-variant="normal" fo:text-transform="none" fo:color="#202124" loext:opacity="100%" style:font-name="arial" fo:font-size="10.5pt" fo:letter-spacing="normal" fo:font-style="normal" fo:font-weight="normal"/>
    </style:style>
    <style:style style:name="T9" style:family="text">
      <style:text-properties fo:font-variant="normal" fo:text-transform="none" fo:color="#202124" loext:opacity="100%" style:font-name="Liberation Serif" fo:font-size="10.5pt" fo:letter-spacing="normal" fo:font-style="normal" fo:font-weight="normal"/>
    </style:style>
    <style:style style:name="T10" style:family="text">
      <style:text-properties fo:font-variant="normal" fo:text-transform="none" fo:color="#202124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ff81e"/>
    </style:style>
    <style:style style:name="T14" style:family="text">
      <style:text-properties style:font-name="Liberation Serif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36pt" fo:letter-spacing="normal" fo:language="fr" fo:country="F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SimSun" style:font-size-asian="28pt" style:language-asian="zh" style:country-asian="CN" style:font-style-asian="italic" style:font-weight-asian="bold" style:font-name-complex="Lucida Sans" style:font-size-complex="36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size="36pt" fo:font-style="italic" style:text-underline-style="solid" style:text-underline-width="auto" style:text-underline-color="font-color" fo:font-weight="bold" style:font-size-asian="28pt" style:font-style-asian="italic" style:font-weight-asian="bold" style:font-size-complex="36pt" style:font-style-complex="italic" style:font-weight-complex="bold"/>
    </style:style>
    <style:style style:name="gr1" style:family="graphic">
      <style:graphic-properties draw:textarea-horizontal-align="justify" draw:textarea-vertical-align="middle" draw:auto-grow-height="false" fo:min-height="29.699cm" fo:min-width="20.9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paragraph" draw:z-index="0" draw:name="Forme 1" draw:style-name="gr1" draw:text-style-name="P14" svg:width="20.977cm" svg:height="29.699cm" svg:x="-1.977cm" svg:y="-2cm"><text:p text:style-name="P13"><text:span text:style-name="T15">LE RÉSUMÉ</text:span></text:p><text:p text:style-name="P13"><text:span text:style-name="T15">ARRIVE PROCHAINEMENT</text:span></text:p><text:p text:style-name="P14"><text:span text:style-name="T16"/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Helvetica, Tahoma, sans-serif"/>
    <style:font-face style:name="Verdana" svg:font-family="Verdana, Arial, Helvetica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7:55:45.640000000</meta:creation-date>
    <dc:date>2022-05-16T19:45:12.089000000</dc:date>
    <meta:editing-duration>PT52M15S</meta:editing-duration>
    <meta:editing-cycles>8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